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000000020094E708205E1377A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draw:marker-start-width="0.252cm" draw:marker-end-width="0.252cm" draw:fill="none" draw:fill-color="#ccff99" draw:opacity="98%" draw:textarea-horizontal-align="justify" draw:textarea-vertical-align="top" draw:auto-grow-height="false" fo:min-height="4.116cm" fo:min-width="4.466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draw:marker-start-width="0.252cm" draw:marker-end-width="0.252cm" draw:fill="solid" draw:fill-color="#ffffcc" draw:textarea-horizontal-align="justify" draw:textarea-vertical-align="middle" draw:auto-grow-height="false" fo:min-height="0.916cm" fo:min-width="3.066cm" fo:padding-top="0.142cm" fo:padding-bottom="0.142cm" fo:padding-left="0.267cm" fo:padding-right="0.267cm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draw:marker-end="Arrow" draw:marker-end-width="0.3cm" draw:fill="solid" draw:textarea-vertical-align="middle"/>
    </style:style>
    <style:style style:name="gr7" style:family="graphic" style:parent-style-name="standard">
      <style:graphic-properties svg:stroke-color="#000000" draw:marker-start="Arrow" draw:marker-start-width="0.3cm" draw:marker-end="Arrow" draw:marker-end-width="0.3cm" svg:stroke-opacity="100%" draw:textarea-vertical-align="middle"/>
    </style:style>
    <style:style style:name="gr8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P1" style:family="paragraph">
      <style:paragraph-properties fo:text-align="start"/>
    </style:style>
    <style:style style:name="P2" style:family="paragraph">
      <loext:graphic-properties draw:fill="none" draw:fill-color="#ccff99" draw:opacity="98%"/>
      <style:paragraph-properties fo:text-align="start"/>
      <style:text-properties fo:font-size="12pt" style:font-size-asian="12pt" style:font-size-complex="12pt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ffffcc"/>
      <style:paragraph-properties fo:text-align="center"/>
      <style:text-properties fo:font-size="12pt" style:font-size-asian="12pt" style:font-size-complex="12pt"/>
    </style:style>
    <style:style style:name="P5" style:family="paragraph">
      <loext:graphic-properties draw:fill="none" draw:fill-color="#ffffff"/>
      <style:text-properties fo:font-size="12pt" style:font-size-asian="12pt" style:font-size-complex="12pt"/>
    </style:style>
    <style:style style:name="P6" style:family="paragraph">
      <loext:graphic-properties draw:fill="solid"/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cm" svg:height="4.4cm" svg:x="5.6cm" svg:y="14.8cm">
          <text:p text:style-name="P1"><text:span text:style-name="T1">Event Processor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.6cm" svg:height="1.2cm" svg:x="6.4cm" svg:y="15.7cm">
          <text:p text:style-name="P3"><text:span text:style-name="T1">Decision Algo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1.523cm" svg:height="1.6cm" svg:x="3.035cm" svg:y="16cm">
          <draw:image xlink:href="Pictures/10000201000002000000020094E708205E1377A3.png" xlink:type="simple" xlink:show="embed" xlink:actuate="onLoad" loext:mime-type="image/png">
            <text:p/>
          </draw:image>
        </draw:frame>
        <draw:frame draw:style-name="gr4" draw:text-style-name="P5" draw:layer="layout" svg:width="2.458cm" svg:height="0.725cm" svg:x="2.6cm" svg:y="17.575cm">
          <draw:text-box>
            <text:p><text:span text:style-name="T1">Composer</text:span></text:p>
          </draw:text-box>
        </draw:frame>
        <draw:frame draw:style-name="gr5" draw:text-style-name="P3" draw:layer="layout" svg:width="1.523cm" svg:height="1.6cm" svg:x="11.7cm" svg:y="15.7cm">
          <draw:image xlink:href="Pictures/10000201000002000000020094E708205E1377A3.png" xlink:type="simple" xlink:show="embed" xlink:actuate="onLoad" loext:mime-type="image/png">
            <text:p/>
          </draw:image>
        </draw:frame>
        <draw:frame draw:style-name="gr4" draw:text-style-name="P5" draw:layer="layout" svg:width="2.462cm" svg:height="0.725cm" svg:x="11.338cm" svg:y="17.275cm">
          <draw:text-box>
            <text:p><text:span text:style-name="T1">Conductor</text:span></text:p>
          </draw:text-box>
        </draw:frame>
        <draw:frame draw:style-name="gr4" draw:text-style-name="P5" draw:layer="layout" svg:width="2.598cm" svg:height="0.725cm" svg:x="6.9cm" svg:y="13cm">
          <draw:text-box>
            <text:p><text:span text:style-name="T1">Performers</text:span></text:p>
          </draw:text-box>
        </draw:frame>
        <draw:frame draw:style-name="gr5" draw:text-style-name="P3" draw:layer="layout" svg:width="1.676cm" svg:height="1.64cm" svg:x="7.312cm" svg:y="11.36cm">
          <draw:image xlink:href="Pictures/10000201000002000000020094E708205E1377A3.png" xlink:type="simple" xlink:show="embed" xlink:actuate="onLoad" loext:mime-type="image/png">
            <text:p/>
          </draw:image>
        </draw:frame>
        <draw:frame draw:style-name="gr5" draw:text-style-name="P3" draw:layer="layout" svg:width="1.676cm" svg:height="1.64cm" svg:x="6cm" svg:y="11.1cm">
          <draw:image xlink:href="Pictures/10000201000002000000020094E708205E1377A3.png" xlink:type="simple" xlink:show="embed" xlink:actuate="onLoad" loext:mime-type="image/png">
            <text:p/>
          </draw:image>
        </draw:frame>
        <draw:frame draw:style-name="gr4" draw:text-style-name="P5" draw:layer="layout" svg:width="2.276cm" svg:height="0.725cm" svg:x="7.1cm" svg:y="20.4cm">
          <draw:text-box>
            <text:p><text:span text:style-name="T1">Audience</text:span></text:p>
          </draw:text-box>
        </draw:frame>
        <draw:frame draw:style-name="gr5" draw:text-style-name="P3" draw:layer="layout" svg:width="1.676cm" svg:height="1.64cm" svg:x="7.912cm" svg:y="21.36cm">
          <draw:image xlink:href="Pictures/10000201000002000000020094E708205E1377A3.png" xlink:type="simple" xlink:show="embed" xlink:actuate="onLoad" loext:mime-type="image/png">
            <text:p/>
          </draw:image>
        </draw:frame>
        <draw:frame draw:style-name="gr5" draw:text-style-name="P3" draw:layer="layout" svg:width="1.676cm" svg:height="1.64cm" svg:x="6.7cm" svg:y="21.1cm">
          <draw:image xlink:href="Pictures/10000201000002000000020094E708205E1377A3.png" xlink:type="simple" xlink:show="embed" xlink:actuate="onLoad" loext:mime-type="image/png">
            <text:p/>
          </draw:image>
        </draw:frame>
        <draw:custom-shape draw:style-name="gr2" draw:text-style-name="P4" draw:layer="layout" svg:width="3.6cm" svg:height="1.2cm" svg:x="6.4cm" svg:y="17.6cm">
          <text:p text:style-name="P3"><text:span text:style-name="T1">Score Processor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6" draw:text-style-name="P6" draw:layer="layout" svg:x1="8.1cm" svg:y1="16.9cm" svg:x2="8.1cm" svg:y2="17.6cm">
          <text:p/>
        </draw:line>
        <draw:line draw:style-name="gr6" draw:text-style-name="P6" draw:layer="layout" svg:x1="5.6cm" svg:y1="16.3cm" svg:x2="6.3cm" svg:y2="16.3cm">
          <text:p/>
        </draw:line>
        <draw:line draw:style-name="gr6" draw:text-style-name="P6" draw:layer="layout" svg:x1="6.4cm" svg:y1="18.2cm" svg:x2="5.6cm" svg:y2="18.2cm">
          <text:p/>
        </draw:line>
        <draw:frame draw:style-name="gr5" draw:text-style-name="P3" draw:layer="layout" svg:width="1.676cm" svg:height="1.64cm" svg:x="9.124cm" svg:y="21cm">
          <draw:image xlink:href="Pictures/10000201000002000000020094E708205E1377A3.png" xlink:type="simple" xlink:show="embed" xlink:actuate="onLoad" loext:mime-type="image/png">
            <text:p/>
          </draw:image>
        </draw:frame>
        <draw:frame draw:style-name="gr5" draw:text-style-name="P3" draw:layer="layout" svg:width="1.676cm" svg:height="1.64cm" svg:x="5.4cm" svg:y="20.9cm">
          <draw:image xlink:href="Pictures/10000201000002000000020094E708205E1377A3.png" xlink:type="simple" xlink:show="embed" xlink:actuate="onLoad" loext:mime-type="image/png">
            <text:p/>
          </draw:image>
        </draw:frame>
        <draw:frame draw:style-name="gr5" draw:text-style-name="P3" draw:layer="layout" svg:width="1.676cm" svg:height="1.64cm" svg:x="8.7cm" svg:y="11.16cm">
          <draw:image xlink:href="Pictures/10000201000002000000020094E708205E1377A3.png" xlink:type="simple" xlink:show="embed" xlink:actuate="onLoad" loext:mime-type="image/png">
            <text:p/>
          </draw:image>
        </draw:frame>
        <draw:line draw:style-name="gr7" draw:text-style-name="P3" draw:layer="layout" svg:x1="4.3cm" svg:y1="16.9cm" svg:x2="5.6cm" svg:y2="16.9cm">
          <text:p/>
        </draw:line>
        <draw:line draw:style-name="gr8" draw:text-style-name="P3" draw:layer="layout" svg:x1="10.6cm" svg:y1="17cm" svg:x2="11.7cm" svg:y2="17cm">
          <text:p/>
        </draw:line>
        <draw:line draw:style-name="gr8" draw:text-style-name="P3" draw:layer="layout" svg:x1="8.1cm" svg:y1="13.6cm" svg:x2="8.1cm" svg:y2="14.8cm">
          <text:p/>
        </draw:line>
        <draw:line draw:style-name="gr8" draw:text-style-name="P3" draw:layer="layout" svg:x1="8.1cm" svg:y1="19.2cm" svg:x2="8.1cm" svg:y2="20.4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12-17T19:46:11.501000000</meta:creation-date>
    <dc:date>2019-12-20T10:56:41.620000000</dc:date>
    <meta:editing-duration>P2DT15H28S</meta:editing-duration>
    <meta:editing-cycles>1</meta:editing-cycles>
    <meta:document-statistic meta:object-count="23"/>
    <meta:generator>LibreOffice/6.3.1.2$Windows_X86_64 LibreOffice_project/b79626edf0065ac373bd1df5c28bd630b4424273</meta:generator>
  </office:meta>
</office:document-meta>
</file>